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07ade9" officeooo:paragraph-rsid="0007ade9"/>
    </style:style>
    <style:style style:name="P4" style:family="paragraph" style:parent-style-name="Standard">
      <style:text-properties style:text-line-through-style="none" style:text-line-through-type="none" style:font-name="Calibri" officeooo:rsid="0007ade9" officeooo:paragraph-rsid="000fcb09"/>
    </style:style>
    <style:style style:name="P5" style:family="paragraph" style:parent-style-name="Standard">
      <style:text-properties style:text-line-through-style="none" style:text-line-through-type="none" style:font-name="Calibri" officeooo:rsid="000e22ff" officeooo:paragraph-rsid="000fcb09"/>
    </style:style>
    <style:style style:name="P6" style:family="paragraph" style:parent-style-name="Standard">
      <style:text-properties style:text-line-through-style="none" style:text-line-through-type="none" style:font-name="Calibri" officeooo:rsid="000f836c" officeooo:paragraph-rsid="000fcb09"/>
    </style:style>
    <style:style style:name="P7" style:family="paragraph" style:parent-style-name="Standard">
      <style:text-properties style:text-line-through-style="none" style:text-line-through-type="none" style:font-name="Calibri" officeooo:rsid="000f836c" officeooo:paragraph-rsid="000f836c"/>
    </style:style>
    <style:style style:name="P8" style:family="paragraph" style:parent-style-name="Standard">
      <style:text-properties style:text-line-through-style="none" style:text-line-through-type="none" style:font-name="Calibri" officeooo:rsid="000fcb09" officeooo:paragraph-rsid="000fcb09"/>
    </style:style>
    <style:style style:name="T1" style:family="text">
      <style:text-properties officeooo:rsid="000e22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836c"/>
    </style:style>
    <style:style style:name="T4" style:family="text">
      <style:text-properties style:text-underline-style="long-dash" style:text-underline-width="auto" style:text-underline-color="font-color" officeooo:rsid="000f836c"/>
    </style:style>
    <style:style style:name="T5" style:family="text">
      <style:text-properties style:text-underline-style="solid" style:text-underline-width="auto" style:text-underline-color="font-color" officeooo:rsid="000f836c"/>
    </style:style>
    <style:style style:name="T6" style:family="text">
      <style:text-properties style:text-underline-style="none" officeooo:rsid="000f836c"/>
    </style:style>
    <style:style style:name="T7" style:family="text">
      <style:text-properties officeooo:rsid="000fcb09"/>
    </style:style>
    <style:style style:name="T8" style:family="text">
      <style:text-properties style:text-underline-style="long-dash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long-dash" style:text-underline-width="auto" style:text-underline-color="font-color" officeooo:rsid="000fc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<text:span text:style-name="T1">OrdineAppartenenza</text:span>(<text:span text:style-name="T2">ID</text:span>, Nome)</text:p>
      <text:p text:style-name="P3"><text:span text:style-name="T1">SpecieAnimale</text:span>(<text:span text:style-name="T2">ID</text:span>, Nome, <text:span text:style-name="T3">Estinzione, </text:span><text:span text:style-name="T4">OrdineAppartenenza</text:span>)</text:p>
      <text:p text:style-name="P4"><text:span text:style-name="T1">TipoFlora</text:span>(<text:span text:style-name="T5">ID</text:span><text:span text:style-name="T6">, Nome</text:span>)</text:p>
      <text:p text:style-name="P5">Regione(<text:span text:style-name="T5">ID</text:span><text:span text:style-name="T3">, Nome</text:span>)</text:p>
      <text:p text:style-name="P6">Responsabile(<text:span text:style-name="T2">ID</text:span>, Nome, Cognome, Data, Username, Password)</text:p>
      <text:p text:style-name="P5">Parco(<text:span text:style-name="T5">ID</text:span><text:span text:style-name="T3">, Nome, </text:span><text:span text:style-name="T4">Regione</text:span><text:span text:style-name="T3">, </text:span><text:span text:style-name="T4">Responsabile</text:span>)</text:p>
      <text:p text:style-name="P4"><text:span text:style-name="T1">SpecieFlora</text:span>(<text:span text:style-name="T2">ID</text:span>, <text:span text:style-name="T3">Nome</text:span>, <text:span text:style-name="T7">Stagione, </text:span><text:span text:style-name="T8">Tipo</text:span><text:span text:style-name="T4">Flora</text:span>)</text:p>
      <text:p text:style-name="P7">EsemplareAnimale(<text:span text:style-name="T2">ID</text:span>, Nome, Data, Sesso, Adulto, <text:span text:style-name="T8">SpecieAnimale</text:span><text:span text:style-name="T9">, </text:span><text:span text:style-name="T10">Parco</text:span>)</text:p>
      <text:p text:style-name="P8">ParcoFlora(<text:span text:style-name="T2">Parco</text:span>, <text:span text:style-name="T2">SpecieFlora</text:span>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15:49:28.325898167</meta:creation-date>
    <dc:date>2025-05-03T17:30:35.722122262</dc:date>
    <meta:editing-duration>PT2H33M34S</meta:editing-duration>
    <meta:editing-cycles>7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0" meta:word-count="35" meta:character-count="370" meta:non-whitespace-character-count="345"/>
  </office:meta>
</office:document-meta>
</file>